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text-underline-style="none" style:font-name-asian="Times New Roman1" style:font-name-complex="Times New Roman1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text-position="0% 100%" style:font-name="Times New Roman" style:text-underline-style="none" style:font-name-asian="Times New Roman1" style:font-name-complex="Times New Roman1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Text_20_body" style:list-style-name="L1">
      <style:text-properties style:font-name="Times New Roman"/>
    </style:style>
    <style:style style:name="T1" style:family="text">
      <style:text-properties style:text-position="sub 58%"/>
    </style:style>
    <style:style style:name="T2" style:family="text">
      <style:text-properties style:text-position="0% 100%" style:text-underline-style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esentation Notes</text:p>
      <text:p text:style-name="Standard"/>
      <text:p text:style-name="Standard">Background on FOL</text:p>
      <text:p text:style-name="Standard"/>
      <text:p text:style-name="Standard"/>
      <text:p text:style-name="Standard"/>
      <text:p text:style-name="Standard">Main objectives</text:p>
      <text:p text:style-name="Standard"/>
      <text:list xml:id="list1858508601323498682" text:style-name="L1">
        <text:list-item>
          <text:p text:style-name="P8">Create a graphical user interface(GUI) from which the user can formulate sentences of first order logic .</text:p>
        </text:list-item>
        <text:list-item>
          <text:p text:style-name="P8">Create a parser which will check that sentences entered are well formed formulas.</text:p>
        </text:list-item>
        <text:list-item>
          <text:p text:style-name="P8">Create a GUI that allows the user to construct poofs by entering formulas and specifying whether it is a premise, an assumption or how it has been derived. </text:p>
        </text:list-item>
        <text:list-item>
          <text:p text:style-name="P8">Use the rules of inference to check the users' proof and provide feedback on the correctness <text:s/>of each step in the proof.</text:p>
        </text:list-item>
      </text:list>
      <text:p text:style-name="Standard"/>
      <text:p text:style-name="Standard">Design</text:p>
      <text:p text:style-name="Standard"/>
      <text:p text:style-name="Standard">Formula checker</text:p>
      <text:p text:style-name="Standard"/>
      <text:list xml:id="list864994521072457860" text:style-name="L2">
        <text:list-item>
          <text:p text:style-name="P5">Context free grammar</text:p>
        </text:list-item>
        <text:list-item>
          <text:p text:style-name="P5">GUI</text:p>
        </text:list-item>
      </text:list>
      <text:p text:style-name="Standard"/>
      <text:p text:style-name="Standard">proof builder</text:p>
      <text:p text:style-name="Standard"/>
      <text:list xml:id="list8596358809543088688" text:style-name="L3">
        <text:list-item>
          <text:p text:style-name="P6">GUI</text:p>
        </text:list-item>
      </text:list>
      <text:p text:style-name="Standard"/>
      <text:p text:style-name="Standard"/>
      <text:p text:style-name="Standard"/>
      <text:p text:style-name="Standard">Development</text:p>
      <text:p text:style-name="Standard">JavaCC</text:p>
      <text:p text:style-name="Standard">Data structures: Formula, Proof.</text:p>
      <text:p text:style-name="Standard"/>
      <text:p text:style-name="Standard"/>
      <text:p text:style-name="Standard">Testing: JUnit</text:p>
      <text:p text:style-name="Standard"/>
      <text:p text:style-name="Standard">Why an Android application?</text:p>
      <text:p text:style-name="Standard"/>
      <text:p text:style-name="Standard">So this could have been built as a web based solution, which possibly would have been quite a bit easier to develop. So why would I choose to make a mobile application? </text:p>
      <text:p text:style-name="Standard"/>
      <text:p text:style-name="Standard">This question can be split further. Why a mobile solution? Why a native application vs a mobile web app? Why the Android platform?</text:p>
      <text:p text:style-name="Standard"/>
      <text:list xml:id="list5960108673999184782" text:style-name="L4">
        <text:list-item>
          <text:p text:style-name="P7">Mobility? Use in a classroom environment.</text:p>
          <text:p text:style-name="P7">One of the main objectives of this project was to create an application that would be usable in a classroom environment. Although some students bring laptops into into lectures many do not. Designing an </text:p>
        </text:list-item>
        <text:list-item>
          <text:p text:style-name="P7">Internet connection not necessary.</text:p>
        </text:list-item>
        <text:list-item>
          <text:p text:style-name="P7">Quick access.</text:p>
        </text:list-item>
        <text:list-item>
          <text:p text:style-name="P7"><text:soft-page-break/>Designed specifically to work on screens of a smartphone or tablet with a touch screen interface.</text:p>
        </text:list-item>
        <text:list-item>
          <text:p text:style-name="P7">Statistics on smartphone/tablet usage</text:p>
        </text:list-item>
        <text:list-item>
          <text:p text:style-name="P7">graph on Android dominance</text:p>
        </text:list-item>
      </text:list>
      <text:p text:style-name="Standard"/>
      <text:p text:style-name="Standard">Formula checker</text:p>
      <text:p text:style-name="Standard"/>
      <text:p text:style-name="P1">Formula<text:span text:style-name="T1">1</text:span> =&gt; <text:s/>Formula<text:span text:style-name="T1">2 </text:span>→ Formula<text:span text:style-name="T1">2</text:span> | Formula<text:span text:style-name="T1">2</text:span> ↔ Formula<text:span text:style-name="T1">2 </text:span>| Formula<text:span text:style-name="T1">2</text:span></text:p>
      <text:p text:style-name="P1">Formula<text:span text:style-name="T1">2 </text:span>=&gt; <text:s/>Formula<text:span text:style-name="T1">3</text:span> ˄ Formula<text:span text:style-name="T1">3</text:span> | Formula<text:span text:style-name="T1">3</text:span> ˅ Formula<text:span text:style-name="T1">3</text:span> | Formula<text:span text:style-name="T1">3</text:span></text:p>
      <text:p text:style-name="P1">Formula<text:span text:style-name="T1">3</text:span> =&gt; <text:s/>Predicate | <text:s/>( Formula<text:span text:style-name="T1">1</text:span> ) | ¬ Formula<text:span text:style-name="T1">3</text:span> | Quantifier Variable Formula<text:span text:style-name="T1">3</text:span></text:p>
      <text:p text:style-name="P2"><text:span text:style-name="T2">Quantifier =&gt; </text:span><text:span text:style-name="T2"><draw:frame draw:style-name="fr1" draw:name="Object1" text:anchor-type="as-char" svg:y="-0.31cm" svg:width="0.524cm" svg:height="0.33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|</text:span><text:span text:style-name="T2"><draw:frame draw:style-name="fr1" draw:name="Object2" text:anchor-type="as-char" svg:y="-0.312cm" svg:width="0.476cm" svg:height="0.3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Standard"/>
      <text:p text:style-name="Standard">Proof Builder</text:p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>unforseen problems?</text:p>
      <text:p text:style-name="Standard"/>
      <text:p text:style-name="Standard">Structure of proofs</text:p>
      <text:p text:style-name="Standard"/>
      <text:p text:style-name="Standard">What, why, why not, how, what if, what 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1:39:23.47</meta:creation-date>
    <dc:date>2013-02-27T17:01:44.46</dc:date>
    <meta:editing-duration>PT20H13M18S</meta:editing-duration>
    <meta:editing-cycles>7</meta:editing-cycles>
    <meta:generator>OpenOffice.org/3.4.1$Win32 OpenOffice.org_project/341m1$Build-9593</meta:generator>
    <meta:document-statistic meta:table-count="0" meta:image-count="0" meta:object-count="2" meta:page-count="2" meta:paragraph-count="37" meta:word-count="305" meta:character-count="1766"/>
  </office:meta>
</office:document-meta>
</file>

<file path=Object 1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2/content.xml><?xml version="1.0" encoding="utf-8"?>
<math xmlns="http://www.w3.org/1998/Math/MathML">
  <semantics>
    <mrow>
      <mo stretchy="false">∃</mo>
    </mrow>
    <annotation encoding="StarMath 5.0">exists</annotation>
  </semantics>
</math>
</file>